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(base) <text:span text:style-name="T1">recruit@recruit-ThinkCentre-M73</text:span>:<text:span text:style-name="T2">~</text:span>$ ls</text:p>
      <text:p text:style-name="Preformatted_20_Text"><text:span text:style-name="T2">anaconda3</text:span> <text:s text:c="17"/><text:span text:style-name="T2">Music</text:span></text:p>
      <text:p text:style-name="Preformatted_20_Text"><text:span text:style-name="T2">Beginner-Linux-Challenges</text:span> <text:s/>my_bio.md</text:p>
      <text:p text:style-name="Preformatted_20_Text"><text:span text:style-name="T2">Desktop</text:span> <text:s text:c="19"/><text:span text:style-name="T2">Pictures</text:span></text:p>
      <text:p text:style-name="Preformatted_20_Text"><text:span text:style-name="T2">Documents</text:span> <text:s text:c="17"/><text:span text:style-name="T2">Public</text:span></text:p>
      <text:p text:style-name="Preformatted_20_Text"><text:span text:style-name="T2">Downloads</text:span> <text:s text:c="17"/><text:span text:style-name="T2">snap</text:span></text:p>
      <text:p text:style-name="Preformatted_20_Text">examples.desktop <text:s text:c="10"/>stale_outputs_checked</text:p>
      <text:p text:style-name="Preformatted_20_Text">hello.py <text:s text:c="18"/><text:span text:style-name="T2">Templates</text:span></text:p>
      <text:p text:style-name="Preformatted_20_Text">hellp.py <text:s text:c="18"/><text:span text:style-name="T2">Videos</text:span></text:p>
      <text:p text:style-name="Preformatted_20_Text">hell.py <text:s text:c="19"/><text:span text:style-name="T2">workspace</text:span></text:p>
      <text:p text:style-name="P1">IdeaProjects</text:p>
      <text:p text:style-name="Preformatted_20_Text">(base) <text:span text:style-name="T1">recruit@recruit-ThinkCentre-M73</text:span>:<text:span text:style-name="T2">~</text:span>$ cd workspace</text:p>
      <text:p text:style-name="Preformatted_20_Text">(base) <text:span text:style-name="T1">recruit@recruit-ThinkCentre-M73</text:span>:<text:span text:style-name="T2">~/workspace</text:span>$ ls</text:p>
      <text:p text:style-name="Preformatted_20_Text"><text:s/>CHANGELOG.md <text:s/><text:span text:style-name="T2">&amp;apos;Task 1&amp;apos;</text:span> <text:s/><text:span text:style-name="T2">&amp;apos;Task 4&amp;apos;</text:span> <text:s/><text:span text:style-name="T2">&amp;apos;Task 7&amp;apos;</text:span></text:p>
      <text:p text:style-name="Preformatted_20_Text"><text:s/><text:span text:style-name="T2">my_files</text:span> <text:s text:c="5"/><text:span text:style-name="T2">&amp;apos;Task 2&amp;apos;</text:span> <text:s/><text:span text:style-name="T2">&amp;apos;Task 5&amp;apos;</text:span> <text:s/>&amp;apos;Untitled 1.odt&amp;apos;</text:p>
      <text:p text:style-name="Preformatted_20_Text"><text:s/>README.md <text:s text:c="4"/><text:span text:style-name="T2">&amp;apos;Task 3&amp;apos;</text:span> <text:s/><text:span text:style-name="T2">&amp;apos;Task 6&amp;apos;</text:span></text:p>
      <text:p text:style-name="Preformatted_20_Text">(base) <text:span text:style-name="T1">recruit@recruit-ThinkCentre-M73</text:span>:<text:span text:style-name="T2">~/workspace</text:span>$ ls</text:p>
      <text:p text:style-name="Preformatted_20_Text"><text:span text:style-name="T2">&amp;apos;Basic Linux Challenges&amp;apos;</text:span> <text:s/><text:span text:style-name="T2">&amp;apos;Git Basic Exercises&amp;apos;</text:span></text:p>
      <text:p text:style-name="Preformatted_20_Text">(base) <text:span text:style-name="T1">recruit@recruit-ThinkCentre-M73</text:span>:<text:span text:style-name="T2">~/workspace</text:span>$ cd "Git Basic Exercises"</text:p>
      <text:p text:style-name="Preformatted_20_Text">(base) <text:span text:style-name="T1">recruit@recruit-ThinkCentre-M73</text:span>:~/workspace/Git <text:span text:style-name="T2">Basic Exercises</text:span>$ mkdir git-basic-exercises</text:p>
      <text:p text:style-name="Preformatted_20_Text">(base) <text:span text:style-name="T1">recruit@recruit-ThinkCentre-M73</text:span>:<text:span text:style-name="T2">~/workspace/Git Basic Exercises</text:span>$ cd git-basic-exercises</text:p>
      <text:p text:style-name="Preformatted_20_Text">(base) <text:span text:style-name="T1">recruit@recruit-ThinkCentre-M73</text:span>:~/workspace/Git <text:span text:style-name="T2">Basic Exercises/git-basic-exercises</text:span>$ ls -a</text:p>
      <text:p text:style-name="Preformatted_20_Text"><text:span text:style-name="T2">.</text:span> <text:s/><text:span text:style-name="T2">..</text:span></text:p>
      <text:p text:style-name="Preformatted_20_Text">(base) <text:span text:style-name="T1">recruit@recruit-ThinkCentre-M73</text:span>:~/workspace/Git <text:span text:style-name="T2">Basic Exercises/git-basic-exercises</text:span>$ git init</text:p>
      <text:p text:style-name="Preformatted_20_Text">Initialized empty Git repository in /home/recruit/workspace/Git Basic Exercises/git-basic-exercises/.git/</text:p>
      <text:p text:style-name="Preformatted_20_Text">(base) <text:span text:style-name="T1">recruit@recruit-ThinkCentre-M73</text:span>:~/workspace/Git <text:span text:style-name="T2">Basic Exercises/git-basic-exercises</text:span>$ ls -a</text:p>
      <text:p text:style-name="Preformatted_20_Text"><text:span text:style-name="T2">.</text:span> <text:s/><text:span text:style-name="T2">..</text:span> <text:s/><text:span text:style-name="T2">.git</text:span>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nothing to commit (create/copy files and use "git add" to track)</text:p>
      <text:p text:style-name="Preformatted_20_Text">(base) <text:span text:style-name="T1">recruit@recruit-ThinkCentre-M73</text:span>:~/workspace/Git <text:span text:style-name="T2">Basic Exercises/git-basic-exercises</text:span>$ touch README.md</text:p>
      <text:p text:style-name="Preformatted_20_Text">(base) <text:span text:style-name="T1">recruit@recruit-ThinkCentre-M73</text:span>:~/workspace/Git <text:span text:style-name="T2">Basic Exercises/git-basic-exercises</text:span>$ ls -a</text:p>
      <text:p text:style-name="Preformatted_20_Text"><text:span text:style-name="T2">.</text:span> <text:s/><text:span text:style-name="T2">..</text:span> <text:s/><text:span text:style-name="T2">.git</text:span> <text:s/>README.md</text:p>
      <text:p text:style-name="Preformatted_20_Text">(base) <text:span text:style-name="T1">recruit@recruit-ThinkCentre-M73</text:span>:~/workspace/Git <text:span text:style-name="T2">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README.md</text:span></text:p>
      <text:p text:style-name="Preformatted_20_Text"/>
      <text:p text:style-name="Preformatted_20_Text">nothing added to commit but untracked files present (use "git add" to track)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fatal: your current branch &amp;apos;master&amp;apos; does not have any commits yet</text:p>
      <text:p text:style-name="Preformatted_20_Text">(base) <text:span text:style-name="T1">recruit@recruit-ThinkCentre-M73</text:span>:<text:span text:style-name="T2">~/workspace/Git Basic Exercises/git-basic-exercises</text:span>$ git add</text:p>
      <text:p text:style-name="Preformatted_20_Text">Nothing specified, nothing added.</text:p>
      <text:p text:style-name="Preformatted_20_Text"><text:soft-page-break/>Maybe you wanted to say &amp;apos;git add .&amp;apos;?</text:p>
      <text:p text:style-name="Preformatted_20_Text">(base) <text:span text:style-name="T1">recruit@recruit-ThinkCentre-M73</text:span>:<text:span text:style-name="T2">~/workspace/Git Basic Exercises/git-basic-exercises</text:span>$ git add README.md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Changes to be committed:</text:p>
      <text:p text:style-name="Preformatted_20_Text"><text:s text:c="2"/>(use "git rm --cached &lt;file&gt;..." to unstage)</text:p>
      <text:p text:style-name="Preformatted_20_Text"/>
      <text:p text:style-name="Preformatted_20_Text"><text:s text:c="8"/><text:span text:style-name="T4">new file: <text:s text:c="2"/>README.md</text:span></text:p>
      <text:p text:style-name="Preformatted_20_Text"/>
      <text:p text:style-name="Preformatted_20_Text">(base) <text:span text:style-name="T1">recruit@recruit-ThinkCentre-M73</text:span>:<text:span text:style-name="T2">~/workspace/Git Basic Exercises/git-basic-exercises</text:span>$ git reset README.md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3">README.md</text:span></text:p>
      <text:p text:style-name="Preformatted_20_Text"/>
      <text:p text:style-name="Preformatted_20_Text">nothing added to commit but untracked files present (use "git add" to track)</text:p>
      <text:p text:style-name="Preformatted_20_Text">(base) <text:span text:style-name="T1">recruit@recruit-ThinkCentre-M73</text:span>:<text:span text:style-name="T2">~/workspace/Git Basic Exercises/git-basic-exercises</text:span>$ git add README.md</text:p>
      <text:p text:style-name="Preformatted_20_Text">(base) <text:span text:style-name="T1">recruit@recruit-ThinkCentre-M73</text:span>:<text:span text:style-name="T2">~/workspace/Git Basic Exercises/git-basic-exercises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Changes to be committed:</text:p>
      <text:p text:style-name="Preformatted_20_Text"><text:s text:c="2"/>(use "git rm --cached &lt;file&gt;..." to unstage)</text:p>
      <text:p text:style-name="Preformatted_20_Text"/>
      <text:p text:style-name="Preformatted_20_Text"><text:s text:c="8"/><text:span text:style-name="T4">new file: <text:s text:c="2"/>README.md</text:span></text:p>
      <text:p text:style-name="Preformatted_20_Text"/>
      <text:p text:style-name="Preformatted_20_Text">(base) <text:span text:style-name="T1">recruit@recruit-ThinkCentre-M73</text:span>:<text:span text:style-name="T2">~/workspace/Git Basic Exercises/git-basic-exercises</text:span>$ git commit -m "initial commit"</text:p>
      <text:p text:style-name="Preformatted_20_Text">[master (root-commit) 55fb74c] initial commit</text:p>
      <text:p text:style-name="Preformatted_20_Text"><text:s/>1 file changed, 0 insertions(+), 0 deletions(-)</text:p>
      <text:p text:style-name="Preformatted_20_Text"><text:s/>create mode 100644 README.md</text:p>
      <text:p text:style-name="Preformatted_20_Text">(base) <text:span text:style-name="T1">recruit@recruit-ThinkCentre-M73</text:span>:<text:span text:style-name="T2">~/workspace/Git Basic Exercises/git-basic-exercises</text:span>$ git log</text:p>
      <text:p text:style-name="Preformatted_20_Text"><text:span text:style-name="T5">commit 55fb74ca30471255c52c3ca57dc38a0bae7742c1 (</text:span><text:span text:style-name="T6">HEAD -&gt; </text:span><text:span text:style-name="T1">master</text:span><text:span text:style-name="T5">)</text:span>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2">(base) <text:span text:style-name="T1">recruit@recruit-ThinkCentre-M73</text:span>:<text:span text:style-name="T2">~/workspace/Git Basic Exercises/git-basic-exercises</text:span>$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18:38.199329943</meta:creation-date>
    <dc:date>2020-01-20T10:20:12.835123940</dc:date>
    <meta:editing-duration>PT1M36S</meta:editing-duration>
    <meta:editing-cycles>1</meta:editing-cycles>
    <meta:document-statistic meta:table-count="0" meta:image-count="0" meta:object-count="0" meta:page-count="2" meta:paragraph-count="78" meta:word-count="385" meta:character-count="4271" meta:non-whitespace-character-count="3752"/>
    <meta:generator>LibreOffice/6.0.7.3$Linux_X86_64 LibreOffice_project/00m0$Build-3</meta:generator>
  </office:meta>
</office:document-meta>
</file>